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StatusGenerator.processURL( URL url , String referr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LinkStatusGenerator.configure( Configuration configuration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Link.getRefer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StatusGenerator.isIncludedURL( String ur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inkStatus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StatusGenerator.isExcludedURL( String ur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inkStatusGenerator.setDefaultExcludeFromCrawl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ink.equals( Link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StatusGenerator.gener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LinkStatusGenerato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Link( URL url , String refer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StatusGenerator.getLinksFromConnection( String url_link_string , URL url_of_referre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8">
            <text:p text:style-name="Table_20_Contents">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